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2" table:number-rows-spanned="1">
            <text:p>Введите целое число:</text:p>
          </table:table-cell>
          <table:covered-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 (1)</text:p>
          </table:table-cell>
          <table:table-cell office:value-type="string" calcext:value-type="string">
            <text:p>Степень (2)</text:p>
          </table:table-cell>
          <table:table-cell office:value-type="string" calcext:value-type="string">
            <text:p>Степень (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2"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 calcext:value-type="string">
            <text:p>Введите максимальный показатель формулы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Сумма равна:</text:p>
          </table:table-cell>
          <table:table-cell table:formula="of:=2^([.B1]+1)-1" office:value-type="float" office:value="1023" calcext:value-type="float">
            <text:p>1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 style:data-style-name="N2" text:time-value="10:03:07.99389622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0:03:08.276145127</meta:creation-date>
    <dc:title>Таблица</dc:title>
    <meta:generator>LibreOffice/7.6.7.2$Linux_X86_64 LibreOffice_project/60$Build-2</meta:generator>
    <meta:editing-duration>PT28M54S</meta:editing-duration>
    <meta:editing-cycles>3</meta:editing-cycles>
    <dc:date>2026-04-27T10:32:02.942304873</dc:date>
    <meta:document-statistic meta:table-count="2" meta:cell-count="198" meta:object-count="0"/>
    <meta:template xlink:type="simple" xlink:actuate="onRequest" xlink:title="Таблица" xlink:href="../../../../../usr/lib/libreoffice/share/template/common/ШАБЛОН_ЭЛЕКТРОННОЙ_ТАБЛИЦЫ_2019-07-22.ots" meta:date="2026-04-27T10:03:08.105438985"/>
  </office:meta>
</office:document-meta>
</file>